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IPAPGothic" svg:font-family="IPAPGothic" style:font-family-generic="swiss"/>
    <style:font-face style:name="Liberation Sans" svg:font-family="'Liberation Sans'" style:font-family-generic="swiss"/>
    <style:font-face style:name="Liberation Mono1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enlo-Regular" svg:font-family="Menlo-Regular" style:font-adornments="Regular" style:font-family-generic="moder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Dump">
      <style:text-properties officeooo:paragraph-rsid="00286673"/>
    </style:style>
    <style:style style:name="P2" style:family="paragraph" style:parent-style-name="Dump">
      <style:text-properties officeooo:paragraph-rsid="0028c83c"/>
    </style:style>
    <style:style style:name="P3" style:family="paragraph" style:parent-style-name="Dump">
      <style:text-properties officeooo:paragraph-rsid="0029a57e"/>
    </style:style>
    <style:style style:name="P4" style:family="paragraph" style:parent-style-name="Dump">
      <style:text-properties officeooo:paragraph-rsid="002a911d"/>
    </style:style>
    <style:style style:name="P5" style:family="paragraph" style:parent-style-name="Dump">
      <style:text-properties officeooo:paragraph-rsid="00308f03"/>
    </style:style>
    <style:style style:name="P6" style:family="paragraph" style:parent-style-name="Dump">
      <style:text-properties officeooo:paragraph-rsid="0031f4a2"/>
    </style:style>
    <style:style style:name="P7" style:family="paragraph" style:parent-style-name="Dump">
      <style:text-properties officeooo:paragraph-rsid="00333924"/>
    </style:style>
    <style:style style:name="P8" style:family="paragraph" style:parent-style-name="Dump">
      <style:text-properties officeooo:paragraph-rsid="00337066"/>
    </style:style>
    <style:style style:name="P9" style:family="paragraph" style:parent-style-name="Dump">
      <style:text-properties officeooo:paragraph-rsid="003607ff"/>
    </style:style>
    <style:style style:name="P10" style:family="paragraph" style:parent-style-name="Dump">
      <style:text-properties officeooo:paragraph-rsid="0036d376"/>
    </style:style>
    <style:style style:name="P11" style:family="paragraph" style:parent-style-name="Dump">
      <style:text-properties officeooo:paragraph-rsid="003a66dd"/>
    </style:style>
    <style:style style:name="P12" style:family="paragraph" style:parent-style-name="Standard">
      <style:text-properties officeooo:rsid="003aceb0" officeooo:paragraph-rsid="003aceb0"/>
    </style:style>
    <style:style style:name="P13" style:family="paragraph" style:parent-style-name="Standard">
      <style:text-properties fo:font-size="10pt" fo:font-weight="bold" officeooo:rsid="003aceb0" officeooo:paragraph-rsid="003aceb0" style:font-size-asian="10pt" style:font-weight-asian="bold" style:font-size-complex="10pt" style:font-weight-complex="bold"/>
    </style:style>
    <style:style style:name="P14" style:family="paragraph" style:parent-style-name="Dump">
      <style:text-properties officeooo:rsid="0029a57e" officeooo:paragraph-rsid="0028c83c"/>
    </style:style>
    <style:style style:name="P15" style:family="paragraph" style:parent-style-name="Heading_20_1">
      <style:text-properties officeooo:paragraph-rsid="001c7d79"/>
    </style:style>
    <style:style style:name="P16" style:family="paragraph" style:parent-style-name="Heading_20_2">
      <style:text-properties officeooo:paragraph-rsid="00286673"/>
    </style:style>
    <style:style style:name="P17" style:family="paragraph" style:parent-style-name="Heading_20_2">
      <style:text-properties officeooo:paragraph-rsid="0029a57e"/>
    </style:style>
    <style:style style:name="P18" style:family="paragraph" style:parent-style-name="Heading_20_2">
      <style:text-properties officeooo:rsid="002df398" officeooo:paragraph-rsid="002df398"/>
    </style:style>
    <style:style style:name="P19" style:family="paragraph" style:parent-style-name="Heading_20_2">
      <style:text-properties officeooo:rsid="002df398" officeooo:paragraph-rsid="0031f4a2"/>
    </style:style>
    <style:style style:name="P20" style:family="paragraph" style:parent-style-name="Heading_20_2">
      <style:text-properties officeooo:rsid="0031f4a2" officeooo:paragraph-rsid="0031f4a2"/>
    </style:style>
    <style:style style:name="P21" style:family="paragraph" style:parent-style-name="Heading_20_2">
      <style:text-properties officeooo:paragraph-rsid="0036d376"/>
    </style:style>
    <style:style style:name="P22" style:family="paragraph" style:parent-style-name="Heading_20_2">
      <style:text-properties officeooo:rsid="0036d376" officeooo:paragraph-rsid="0036d37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Liberation Mono1"/>
    </style:style>
    <style:style style:name="T3" style:family="text">
      <style:text-properties style:text-underline-style="solid" style:text-underline-width="auto" style:text-underline-color="font-color" officeooo:rsid="0031f4a2" style:font-name-asian="Liberation Mono1"/>
    </style:style>
    <style:style style:name="T4" style:family="text">
      <style:text-properties style:text-underline-style="solid" style:text-underline-width="auto" style:text-underline-color="font-color" officeooo:rsid="0031f4a2"/>
    </style:style>
    <style:style style:name="T5" style:family="text">
      <style:text-properties style:text-underline-style="solid" style:text-underline-width="auto" style:text-underline-color="font-color" officeooo:rsid="00333924"/>
    </style:style>
    <style:style style:name="T6" style:family="text">
      <style:text-properties style:text-underline-style="solid" style:text-underline-width="auto" style:text-underline-color="font-color" officeooo:rsid="00337066"/>
    </style:style>
    <style:style style:name="T7" style:family="text">
      <style:text-properties officeooo:rsid="001b9929"/>
    </style:style>
    <style:style style:name="T8" style:family="text">
      <style:text-properties style:text-underline-style="none"/>
    </style:style>
    <style:style style:name="T9" style:family="text">
      <style:text-properties style:text-underline-style="none" style:font-name-asian="Liberation Mono1"/>
    </style:style>
    <style:style style:name="T10" style:family="text">
      <style:text-properties style:text-underline-style="none" officeooo:rsid="00333924"/>
    </style:style>
    <style:style style:name="T11" style:family="text">
      <style:text-properties style:font-name="Liberation Mono1"/>
    </style:style>
    <style:style style:name="T12" style:family="text">
      <style:text-properties style:font-name="Liberation Mono1" style:text-underline-style="solid" style:text-underline-width="auto" style:text-underline-color="font-color"/>
    </style:style>
    <style:style style:name="T13" style:family="text">
      <style:text-properties style:font-name="Liberation Mono1" style:text-underline-style="none"/>
    </style:style>
    <style:style style:name="T14" style:family="text">
      <style:text-properties style:font-name-asian="Liberation Mono1"/>
    </style:style>
    <style:style style:name="T15" style:family="text">
      <style:text-properties officeooo:rsid="001c7d79"/>
    </style:style>
    <style:style style:name="T16" style:family="text">
      <style:text-properties officeooo:rsid="001d03bf"/>
    </style:style>
    <style:style style:name="T17" style:family="text">
      <style:text-properties officeooo:rsid="001db6eb"/>
    </style:style>
    <style:style style:name="T18" style:family="text">
      <style:text-properties officeooo:rsid="001ecb17"/>
    </style:style>
    <style:style style:name="T19" style:family="text">
      <style:text-properties officeooo:rsid="0020a3ff"/>
    </style:style>
    <style:style style:name="T20" style:family="text">
      <style:text-properties officeooo:rsid="0029a57e"/>
    </style:style>
    <style:style style:name="T21" style:family="text">
      <style:text-properties officeooo:rsid="002a911d"/>
    </style:style>
    <style:style style:name="T22" style:family="text">
      <style:text-properties officeooo:rsid="002ef965"/>
    </style:style>
    <style:style style:name="T23" style:family="text">
      <style:text-properties officeooo:rsid="0031f4a2"/>
    </style:style>
    <style:style style:name="T24" style:family="text">
      <style:text-properties officeooo:rsid="00333924"/>
    </style:style>
    <style:style style:name="T25" style:family="text">
      <style:text-properties officeooo:rsid="00337066"/>
    </style:style>
    <style:style style:name="T26" style:family="text">
      <style:text-properties officeooo:rsid="003607ff"/>
    </style:style>
    <style:style style:name="T27" style:family="text">
      <style:text-properties officeooo:rsid="0036d376"/>
    </style:style>
    <style:style style:name="T28" style:family="text">
      <style:text-properties officeooo:rsid="003926f9"/>
    </style:style>
    <style:style style:name="T29" style:family="text">
      <style:text-properties officeooo:rsid="003c9e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ruby ver3.0 bytecode sample.</text:p>
      <text:p text:style-name="P12"/>
      <text:p text:style-name="P12">mruby code</text:p>
      <text:p text:style-name="Code">puts "ABC", 3.14159265358979</text:p>
      <text:p text:style-name="Code"/>
      <text:p text:style-name="Code">def func1</text:p>
      <text:p text:style-name="Code"><text:s text:c="2"/>puts "This is func1"</text:p>
      <text:p text:style-name="Code">end</text:p>
      <text:p text:style-name="Code"/>
      <text:p text:style-name="Code">class Class1</text:p>
      <text:p text:style-name="Code"><text:s text:c="2"/>def method1</text:p>
      <text:p text:style-name="Code"><text:s text:c="4"/>puts "This is Class1"</text:p>
      <text:p text:style-name="Code"><text:s text:c="2"/>end</text:p>
      <text:p text:style-name="Code"><text:s text:c="2"/>def method2</text:p>
      <text:p text:style-name="Code"><text:s text:c="2"/>end</text:p>
      <text:p text:style-name="Code">end</text:p>
      <text:p text:style-name="Code"/>
      <text:p text:style-name="Code">begin</text:p>
      <text:p text:style-name="Code"><text:s text:c="2"/>raise</text:p>
      <text:p text:style-name="Code">rescue</text:p>
      <text:p text:style-name="Code"><text:s text:c="2"/>puts</text:p>
      <text:p text:style-name="Code">end</text:p>
      <text:p text:style-name="P12"/>
      <text:h text:style-name="P15" text:outline-level="1"><text:span text:style-name="T15">RITE </text:span><text:span text:style-name="T16">binary</text:span><text:span text:style-name="T15"> header </text:span><text:span text:style-name="T16">(File header)</text:span></text:h>
      <text:p text:style-name="Dump">00000000: <text:span text:style-name="T1">52 49 54 45</text:span> <text:span text:style-name="T1">30 32</text:span> <text:span text:style-name="T1">30 30</text:span> <text:s/><text:span text:style-name="T1">00 00 01 </text:span><text:span text:style-name="T4">a</text:span><text:span text:style-name="T1">8</text:span> <text:span text:style-name="T1">4d 41 54 5a</text:span> <text:s/>RITE0200....MATZ<text:line-break/> <text:s text:c="9"/><text:span text:style-name="T7">ident <text:s text:c="6"/>major/minor <text:s/>size <text:s text:c="7"/>compiler name</text:span></text:p>
      <text:p text:style-name="Dump">00000010: <text:span text:style-name="T1">30 30 30 30</text:span><text:span text:style-name="T8"> <text:s text:c="38"/></text:span><text:span text:style-name="T13">0000</text:span><text:line-break/> <text:s text:c="9"/><text:span text:style-name="T7">compiler ver</text:span></text:p>
      <text:h text:style-name="Heading_20_1" text:outline-level="1"><text:span text:style-name="T16">RITE</text:span> Section header</text:h>
      <text:p text:style-name="P1"><text:span text:style-name="T14"><text:s text:c="22"/></text:span><text:span text:style-name="T2">49 52 45 50</text:span><text:span text:style-name="T9"> <text:s/></text:span><text:span text:style-name="T2">00 00 01 </text:span><text:span text:style-name="T3">7</text:span><text:span text:style-name="T2">7</text:span><text:span text:style-name="T9"> <text:s text:c="11"/></text:span><text:s text:c="6"/>IREP...O <text:s text:c="3"/><text:line-break/> <text:s text:c="21"/><text:span text:style-name="T17">ident <text:s text:c="7"/>size</text:span></text:p>
      <text:h text:style-name="P16" text:outline-level="2">IREP record</text:h>
      <text:p text:style-name="P1"><text:span text:style-name="T14"><text:s text:c="47"/></text:span><text:span text:style-name="T2">30 33 30 30</text:span> <text:s text:c="13"/>0300<text:line-break/> <text:s text:c="26"/><text:span text:style-name="T17"><text:s text:c="20"/>rite version</text:span></text:p>
      <text:h text:style-name="Heading_20_1" text:outline-level="1">IREP record <text:s/>SEQ 1</text:h>
      <text:p text:style-name="P11"><text:span text:style-name="T11">00000020: </text:span><text:span text:style-name="T12">00 00 00 a3</text:span><text:span text:style-name="T13"> </text:span><text:span text:style-name="T12">00 01</text:span><text:span text:style-name="T13"> </text:span><text:span text:style-name="T12">00 05</text:span><text:span text:style-name="T13"> <text:s/></text:span><text:span text:style-name="T12">00 02</text:span><text:span text:style-name="T13"> </text:span><text:span text:style-name="T12">00 01</text:span><text:span text:style-name="T13"> </text:span><text:span text:style-name="T12">00 44</text:span> 14 01 <text:s/>.............D..<text:line-break/> <text:s text:c="9"/><text:span text:style-name="T18">record size #local </text:span><text:span text:style-name="T19">#reg #child #clen ilen</text:span></text:p>
      <text:p text:style-name="Dump">00000030: 51 02 00 02 ...<text:span text:style-name="T29">(ilen bytes)</text:span></text:p>
      <text:h text:style-name="Heading_20_2" text:outline-level="2">Catch handler <text:span text:style-name="T29">1 (#clen)</text:span></text:h>
      <text:p text:style-name="P2">00000070: <text:s text:c="6"/><text:span text:style-name="T1">00</text:span> <text:span text:style-name="T1">00 00 00 1e</text:span> <text:span text:style-name="T1">00 <text:s/>00 00 24</text:span> <text:span text:style-name="T1">00 00 00 27</text:span> <text:s text:c="6"/>........$...'.</text:p>
      <text:p text:style-name="P14"><text:s text:c="14"/>type begin <text:s text:c="5"/>end <text:s text:c="9"/>target</text:p>
      <text:h text:style-name="P17" text:outline-level="2"><text:span text:style-name="T20">POOL</text:span> 1</text:h>
      <text:p text:style-name="P3">00000070: <text:s text:c="46"/><text:span text:style-name="T1">00</text:span> <text:s text:c="16"/>.</text:p>
      <text:p text:style-name="P3">00000080: <text:span text:style-name="T1">02</text:span> <text:span text:style-name="T1">00</text:span> <text:span text:style-name="T1">00 03</text:span> <text:span text:style-name="T1">41 42 43 00</text:span> <text:s/><text:span text:style-name="T1">05</text:span> <text:span text:style-name="T1">11 2d 44 54 fb 21 09</text:span> <text:s/>....ABC...-DT.!.<text:tab/>長さ<text:span text:style-name="T21">は、TTにより変化</text:span><text:line-break/> <text:s text:c="6"/><text:span text:style-name="T20">#pool </text:span><text:span text:style-name="T21">TT len <text:s text:c="2"/>("ABC") <text:s text:c="5"/>TT (double)</text:span></text:p>
      <text:p text:style-name="Dump">00000090: <text:span text:style-name="T1">40</text:span> <text:s text:c="47"/>@</text:p>
      <text:p text:style-name="Dump"><text:s text:c="10"/><text:span text:style-name="T21">(double)</text:span></text:p>
      <text:h text:style-name="P18" text:outline-level="2">SYMS 1</text:h>
      <text:p text:style-name="P4">00000090: <text:span text:style-name="T8"><text:s text:c="2"/></text:span><text:s/><text:span text:style-name="T1">00 05</text:span> <text:span text:style-name="T1">00 04</text:span> <text:span text:style-name="T1">70 75 74 <text:s/>73 00</text:span> <text:span text:style-name="T1">00 05</text:span> <text:span text:style-name="T1">66 75 6e 63</text:span> <text:s text:c="2"/>....puts...func<text:line-break/> <text:s text:c="12"/><text:span text:style-name="T22">#slen len <text:s text:c="2"/>data1\0 <text:s text:c="8"/>len <text:s text:c="2"/>data2\0</text:span></text:p>
      <text:h text:style-name="Heading_20_1" text:outline-level="1">IREP record <text:s/>SEQ 2</text:h>
      <text:p text:style-name="P5">000000c0: <text:s text:c="9"/><text:span text:style-name="T1">00 00 00 39</text:span> <text:span text:style-name="T1">00 <text:s/>02</text:span> <text:span text:style-name="T1">00 05</text:span> <text:span text:style-name="T1">00 00</text:span> <text:span text:style-name="T1">00 00</text:span> <text:span text:style-name="T1">00</text:span> <text:s text:c="4"/>...9.........<text:line-break/> <text:s text:c="18"/><text:span text:style-name="T18">record size #local </text:span><text:span text:style-name="T19">#reg #child #clen ilen</text:span></text:p>
      <text:p text:style-name="P5">000000d0: <text:span text:style-name="T1">0f</text:span> 35 00 00 00 14 02 51 <text:s/>03 00 2f 02 00 01 39 02 <text:s/>.5.....Q../...9.</text:p>
      <text:h text:style-name="Heading_20_2" text:outline-level="2">POOL 2</text:h>
      <text:p text:style-name="Dump">000000e0: <text:s text:c="3"/><text:span text:style-name="T1">01</text:span> <text:span text:style-name="T1">00</text:span> <text:span text:style-name="T1">00 0d</text:span> 54 68 69 <text:s/>73 20 69 73 20 66 75 6e <text:s/>.....This is fun</text:p>
      <text:h text:style-name="P19" text:outline-level="2">SYMS <text:span text:style-name="T23">2</text:span></text:h>
      <text:p text:style-name="Dump">000000f0: <text:s text:c="9"/><text:span text:style-name="T1">00 01</text:span> <text:span text:style-name="T1">00 04</text:span> <text:span text:style-name="T1">70 <text:s/>75 74 73 00</text:span> <text:s text:c="16"/>....puts. <text:s text:c="3"/></text:p>
      <text:h text:style-name="Heading_20_1" text:outline-level="1"><text:soft-page-break/>IREP record <text:s/>SEQ <text:span text:style-name="T23">3</text:span></text:h>
      <text:p text:style-name="P6">000000f0: <text:s text:c="37"/><text:span text:style-name="T1">00 00 00 3b</text:span> <text:s text:c="12"/>....;</text:p>
      <text:p text:style-name="P6">00000100: <text:span text:style-name="T1">00 01</text:span> <text:span text:style-name="T1">00 03</text:span> <text:span text:style-name="T1">00 02</text:span> <text:span text:style-name="T1">00 00</text:span> <text:s/><text:span text:style-name="T1">00 15</text:span> 68 01 5b 02 00 64 <text:s/>..........h.[..d<text:line-break/> <text:s text:c="8"/><text:span text:style-name="T18">#local </text:span><text:span text:style-name="T19">#reg #child #clen <text:s/>ilen</text:span></text:p>
      <text:h text:style-name="P20" text:outline-level="2">POOL <text:span text:style-name="T24">3</text:span></text:h>
      <text:p text:style-name="Dump">00000110: <text:s text:c="46"/><text:span text:style-name="T1">00</text:span> <text:s text:c="16"/>.</text:p>
      <text:p text:style-name="P7">00000120: <text:span text:style-name="T1">00</text:span><text:span text:style-name="T5"><text:line-break/></text:span><text:span text:style-name="T10"> <text:s text:c="9"/>#pool</text:span></text:p>
      <text:h text:style-name="Heading_20_2" text:outline-level="2">SYMS 3</text:h>
      <text:p text:style-name="P8">00000120:<text:span text:style-name="T8"> <text:s text:c="3"/></text:span><text:span text:style-name="T1">00 02</text:span> <text:span text:style-name="T1">00 07</text:span> <text:span text:style-name="T1">6d 65 74 <text:s/>68 6f 64 31 00</text:span> <text:span text:style-name="T1">00 07</text:span> 6d <text:s/>.....method1...m<text:line-break/> <text:s text:c="12"/><text:span text:style-name="T22">#slen len <text:s text:c="2"/>data1\0 <text:s text:c="17"/>len</text:span></text:p>
      <text:h text:style-name="Heading_20_1" text:outline-level="1">IREP record <text:s/>SEQ <text:span text:style-name="T25">4</text:span></text:h>
      <text:p text:style-name="P8">00000130: <text:s text:c="21"/><text:span text:style-name="T1">00 <text:s/>00 00 3a</text:span> <text:span text:style-name="T1">00 02</text:span> <text:span text:style-name="T1">00 05</text:span> <text:span text:style-name="T1">00</text:span> <text:s text:c="8"/>...:.....<text:line-break/> <text:s text:c="30"/><text:span text:style-name="T25">record size </text:span><text:span text:style-name="T18">#local </text:span><text:span text:style-name="T19">#reg <text:s/>#child</text:span></text:p>
      <text:p text:style-name="P8">00000140: <text:span text:style-name="T1">00</text:span> <text:span text:style-name="T1">00 00</text:span> <text:span text:style-name="T1">00 0f</text:span> 35 00 00 <text:s/>00 14 02 51 03 00 2f 02 <text:s/>.....5.....Q../.<text:line-break/> <text:s text:c="11"/><text:span text:style-name="T19"><text:s/>#clen ilen </text:span></text:p>
      <text:h text:style-name="Heading_20_2" text:outline-level="2">POOL 4</text:h>
      <text:p text:style-name="Dump">00000150: <text:s text:c="12"/><text:span text:style-name="T6">00</text:span><text:span text:style-name="T1"> 01</text:span> <text:span text:style-name="T1">00</text:span> <text:span text:style-name="T1">00 <text:s/>0e</text:span> 54 68 69 73 20 69 73 <text:s/>..9......This is<text:line-break/> <text:s text:c="21"/><text:span text:style-name="T25">#pool TT len <text:s text:c="3"/>data</text:span></text:p>
      <text:h text:style-name="Heading_20_2" text:outline-level="2">SYMS 4</text:h>
      <text:p text:style-name="Dump">00000160: <text:s text:c="25"/><text:span text:style-name="T1">00 01</text:span> <text:span text:style-name="T1">00 04</text:span> 70 75 74 73 <text:s text:c="9"/>....puts</text:p>
      <text:p text:style-name="Dump"><text:s text:c="35"/><text:span text:style-name="T25">#slen len <text:s text:c="2"/>data</text:span></text:p>
      <text:h text:style-name="Heading_20_1" text:outline-level="1">IREP record <text:s/>SEQ <text:span text:style-name="T26">5</text:span></text:h>
      <text:p text:style-name="P9">00000170: <text:s text:c="3"/><text:span text:style-name="T1">00 00 00 1a</text:span> <text:span text:style-name="T1">00 02</text:span> <text:span text:style-name="T1">00 <text:s/>03</text:span> <text:span text:style-name="T1">00 00</text:span> <text:span text:style-name="T1">00 00</text:span> <text:span text:style-name="T1">00 08</text:span> 35 <text:s text:c="2"/>..............5<text:line-break/> <text:s text:c="12"/><text:span text:style-name="T18">record size #local </text:span><text:span text:style-name="T19">#reg #child #clen ilen</text:span></text:p>
      <text:h text:style-name="P21" text:outline-level="2">POOL <text:span text:style-name="T27">5</text:span></text:h>
      <text:p text:style-name="Dump">00000180: <text:s text:c="21"/><text:span text:style-name="T1">00 <text:s/>00</text:span> <text:line-break/> <text:s text:c="30"/><text:span text:style-name="T27">#pool</text:span> <text:s/></text:p>
      <text:h text:style-name="P22" text:outline-level="2">SYMS 5</text:h>
      <text:p text:style-name="P10">00000180: <text:s text:c="28"/><text:span text:style-name="T1">00 00</text:span> </text:p>
      <text:p text:style-name="P10"><text:s text:c="38"/><text:span text:style-name="T27">#slen</text:span></text:p>
      <text:h text:style-name="Heading_20_1" text:outline-level="1">LVAR SECTION</text:h>
      <text:p text:style-name="P10">00000180: <text:s text:c="34"/><text:span text:style-name="T1">4c 56 41 52</text:span> <text:span text:style-name="T1">00</text:span> <text:s/>.....9.....LVAR.<text:line-break/> <text:s text:c="43"/><text:span text:style-name="T28">ident <text:s text:c="6"/>size</text:span></text:p>
      <text:p text:style-name="Dump">00000190: <text:span text:style-name="T1">00 00 15</text:span> 00 00 00 01 00 <text:s/>01 26 00 00 00 00 00 00 <text:s/>.........&amp;......<text:line-break/> <text:s text:c="9"/><text:span text:style-name="T28">size</text:span></text:p>
      <text:h text:style-name="Heading_20_1" text:outline-level="1">END SECTION</text:h>
      <text:p text:style-name="Dump">000001a0: <text:span text:style-name="T1">45 4e 44 00</text:span> <text:span text:style-name="T1">00 00 00 08</text:span> <text:s text:c="26"/>END.....<text:line-break/> <text:s text:c="9"/><text:span text:style-name="T28">ident <text:s text:c="6"/>size</text:span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IPAPGothic" svg:font-family="IPAPGothic" style:font-family-generic="swiss"/>
    <style:font-face style:name="Liberation Sans" svg:font-family="'Liberation Sans'" style:font-family-generic="swiss"/>
    <style:font-face style:name="Liberation Mono1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enlo-Regular" svg:font-family="Menlo-Regular" style:font-adornments="Regular" style:font-family-generic="moder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IPAPGothic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Liberation Sans" fo:font-size="12pt" fo:language="en" fo:country="US" style:letter-kerning="true" style:font-name-asian="IPAPGothic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38mm" style:contextual-spacing="false"/>
      <style:text-properties style:font-name="Liberation Mono" fo:font-family="'Liberation Mono'" style:font-style-name="Regular" style:font-family-generic="modern" style:font-pitch="variable" fo:font-size="8pt" style:font-size-asian="8pt"/>
    </style:style>
    <style:style style:name="Heading" style:family="paragraph" style:parent-style-name="Standard" style:next-style-name="Text_20_body" style:class="text">
      <style:paragraph-properties fo:margin-top="4.23mm" fo:margin-bottom="0mm" style:contextual-spacing="false" fo:padding-left="0.49mm" fo:padding-right="0mm" fo:padding-top="0mm" fo:padding-bottom="0mm" fo:border-left="none" fo:border-right="none" fo:border-top="none" fo:border-bottom="0.51pt solid #000000" fo:keep-with-next="always">
        <style:tab-stops/>
      </style:paragraph-properties>
      <style:text-properties style:font-name="Liberation Sans1" fo:font-family="'Liberation Sans'" style:font-family-generic="swiss" style:font-pitch="variable" fo:font-size="10pt" style:font-name-asian="IPAPGothic" style:font-family-asian="IPAPGothic" style:font-family-generic-asian="swiss" style:font-size-asian="10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name-asian="IPAPGothic" style:font-family-asian="IPAPGothic" style:font-family-generic-asian="swiss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ans" fo:font-family="'Liberation Sans'" style:font-family-generic="swiss" fo:font-size="12pt" fo:font-style="italic" style:font-name-asian="IPAPGothic" style:font-family-asian="IPAPGothic" style:font-family-generic-asian="swiss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name-asian="IPAPGothic" style:font-family-asian="IPAPGothic" style:font-family-generic-asian="swiss"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0pt" fo:font-weight="bold" style:font-size-asian="10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mm" fo:margin-right="0mm" fo:margin-top="0mm" fo:margin-bottom="0mm" style:contextual-spacing="false" fo:text-indent="0mm" style:auto-text-indent="false" style:page-number="auto" fo:padding-left="3mm" fo:padding-right="0mm" fo:padding-top="0mm" fo:padding-bottom="0mm" fo:border-left="none" fo:border-right="none" fo:border-top="none" fo:border-bottom="0.51pt solid #808080"/>
      <style:text-properties fo:font-size="80%" fo:font-weight="normal" style:font-size-asian="80%" style:font-weight-asian="normal" style:font-size-complex="115%" style:font-weight-complex="bold"/>
    </style:style>
    <style:style style:name="dump" style:family="paragraph" style:parent-style-name="Standard"/>
    <style:style style:name="Dump" style:family="paragraph" style:parent-style-name="Standard">
      <style:paragraph-properties fo:margin-top="0mm" fo:margin-bottom="1.38mm" style:contextual-spacing="false"/>
      <style:text-properties style:font-name-asian="Liberation Mono" style:font-family-asian="'Liberation Mono'" style:font-style-name-asian="Regular" style:font-family-generic-asian="modern" style:font-pitch-asian="variable"/>
    </style:style>
    <style:style style:name="code" style:family="paragraph" style:parent-style-name="Standard"/>
    <style:style style:name="Code" style:family="paragraph" style:parent-style-name="Standard">
      <loext:graphic-properties draw:fill="solid" draw:fill-color="#eeeeee"/>
      <style:paragraph-properties fo:margin-left="3.7mm" fo:margin-right="3.7mm" fo:margin-top="0mm" fo:margin-bottom="0mm" style:contextual-spacing="false" fo:text-indent="0mm" style:auto-text-indent="false" fo:background-color="#eeeeee" fo:padding="1.01mm" fo:border="0.06pt solid #000000"/>
      <style:text-properties officeooo:rsid="003aceb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26T10:12:31.312486417</meta:creation-date>
    <meta:editing-duration>P0D</meta:editing-duration>
    <meta:editing-cycles>1</meta:editing-cycles>
    <meta:generator>LibreOffice/7.1.2.2$MacOSX_X86_64 LibreOffice_project/8a45595d069ef5570103caea1b71cc9d82b2aae4</meta:generator>
    <meta:document-statistic meta:table-count="0" meta:image-count="0" meta:object-count="0" meta:page-count="2" meta:paragraph-count="73" meta:word-count="521" meta:character-count="3544" meta:non-whitespace-character-count="1900"/>
  </office:meta>
</office:document-meta>
</file>